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499cm" fo:margin-right="0.499cm" fo:line-height="150%" fo:text-align="center" style:justify-single-word="false" fo:text-indent="0cm" style:auto-text-indent="false"/>
      <style:text-properties style:font-name="Times New Roman1" fo:font-size="14pt" fo:language="ru" fo:country="RU" officeooo:rsid="0017f921" officeooo:paragraph-rsid="00233a20" style:font-size-asian="14pt" style:font-size-complex="14pt"/>
    </style:style>
    <style:style style:name="P2" style:family="paragraph" style:parent-style-name="Standard">
      <style:paragraph-properties fo:margin-left="-0.499cm" fo:margin-right="0.499cm" fo:line-height="150%" fo:text-align="center" style:justify-single-word="false" fo:text-indent="0cm" style:auto-text-indent="false"/>
      <style:text-properties style:font-name="Times New Roman1" fo:font-size="14pt" fo:language="ru" fo:country="RU" fo:font-weight="bold" officeooo:rsid="0017f921" officeooo:paragraph-rsid="00233a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weight="bold" officeooo:rsid="0017f921" officeooo:paragraph-rsid="00233a20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17f921" officeooo:paragraph-rsid="00233a2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.499cm" fo:line-height="150%" fo:text-align="end" style:justify-single-word="false" fo:text-indent="0cm" style:auto-text-indent="false"/>
      <style:text-properties fo:font-size="14pt" fo:language="ru" fo:country="RU" fo:font-style="normal" style:text-underline-style="none" fo:font-weight="normal" officeooo:rsid="001b6c8d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fo:font-size="14pt" fo:language="ru" fo:country="RU" fo:font-style="normal" style:text-underline-style="none" fo:font-weight="normal" officeooo:rsid="0019eeef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.499cm" fo:line-height="150%" fo:text-align="start" style:justify-single-word="false" fo:text-indent="0cm" style:auto-text-indent="false"/>
      <style:text-properties fo:font-size="14pt" fo:language="ru" fo:country="RU" fo:font-style="normal" style:text-underline-style="none" fo:font-weight="normal" officeooo:rsid="0019eeef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.499cm" fo:line-height="150%" fo:text-align="end" style:justify-single-word="false" fo:text-indent="0cm" style:auto-text-indent="false"/>
      <style:text-properties fo:font-size="14pt" fo:language="ru" fo:country="RU" fo:font-style="normal" style:text-underline-style="none" fo:font-weight="normal" officeooo:rsid="0019eeef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.499cm" fo:line-height="150%" fo:text-align="end" style:justify-single-word="false" fo:text-indent="0cm" style:auto-text-indent="false"/>
      <style:text-properties fo:font-size="14pt" officeooo:rsid="001b6c8d" officeooo:paragraph-rsid="00233a20" style:font-size-asian="14pt" style:font-size-complex="14pt"/>
    </style:style>
    <style:style style:name="P10" style:family="paragraph" style:parent-style-name="Standard">
      <style:paragraph-properties fo:margin-left="0cm" fo:margin-right="0.499cm" fo:line-height="150%" fo:text-align="start" style:justify-single-word="false" fo:text-indent="0cm" style:auto-text-indent="false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19eeef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19eeef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.499cm" fo:line-height="150%" fo:text-align="end" style:justify-single-word="false" fo:text-indent="0cm" style:auto-text-indent="false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1b6c8d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.499cm" fo:line-height="150%" fo:text-align="start" style:justify-single-word="false" fo:text-indent="0cm" style:auto-text-indent="false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1b6c8d" officeooo:paragraph-rsid="00233a20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.499cm" fo:line-height="150%" fo:text-align="start" style:justify-single-word="false" fo:text-indent="0cm" style:auto-text-indent="false"/>
      <style:text-properties style:font-name="Times New Roman1" fo:font-size="12pt" fo:language="ru" fo:country="RU" fo:font-style="italic" style:text-underline-style="solid" style:text-underline-width="auto" style:text-underline-color="font-color" fo:font-weight="normal" officeooo:rsid="001b6c8d" officeooo:paragraph-rsid="00233a20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0.199cm" fo:margin-right="0.499cm" fo:line-height="150%" fo:text-align="justify" style:justify-single-word="false" fo:text-indent="0cm" style:auto-text-indent="false"/>
      <style:text-properties fo:font-size="14pt" fo:language="ru" fo:country="RU" style:text-underline-style="none" fo:font-weight="normal" officeooo:rsid="0017f921" officeooo:paragraph-rsid="00233a2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.199cm" fo:margin-right="0.499cm" fo:line-height="150%" fo:text-align="justify" style:justify-single-word="false" fo:text-indent="0cm" style:auto-text-indent="false"/>
      <style:text-properties fo:font-size="14pt" fo:language="ru" fo:country="RU" fo:font-style="normal" style:text-underline-style="none" fo:font-weight="normal" officeooo:rsid="0017f921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.199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17f921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.199cm" fo:margin-right="0.499cm" fo:line-height="150%" fo:text-align="center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bold" officeooo:rsid="0017f921" officeooo:paragraph-rsid="00233a20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 style:master-page-name="">
      <style:paragraph-properties fo:margin-left="0.199cm" fo:margin-right="0.499cm" fo:line-height="150%" fo:text-align="justify" style:justify-single-word="false" fo:text-indent="0cm" style:auto-text-indent="false" style:page-number="auto"/>
      <style:text-properties fo:font-size="14pt" fo:language="ru" fo:country="RU" fo:font-weight="normal" officeooo:rsid="0017f921" officeooo:paragraph-rsid="00233a20" style:font-size-asian="14pt" style:font-weight-asian="normal" style:font-size-complex="14pt" style:font-weight-complex="normal"/>
    </style:style>
    <style:style style:name="P20" style:family="paragraph" style:parent-style-name="Standard" style:master-page-name="">
      <style:paragraph-properties fo:margin-left="0.199cm" fo:margin-right="0.199cm" fo:line-height="150%" fo:text-align="justify" style:justify-single-word="false" fo:text-indent="0cm" style:auto-text-indent="false" style:page-number="auto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17f921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solid" style:text-underline-width="auto" style:text-underline-color="font-color"/>
    </style:style>
    <style:style style:name="T3" style:family="text">
      <style:text-properties style:font-name="Times New Roman1" style:text-underline-style="solid" style:text-underline-width="auto" style:text-underline-color="font-color" officeooo:rsid="001b6c8d"/>
    </style:style>
    <style:style style:name="T4" style:family="text">
      <style:text-properties style:font-name="Times New Roman1" style:text-underline-style="solid" style:text-underline-width="auto" style:text-underline-color="font-color" officeooo:rsid="001b6c8d" style:font-size-asian="12.25pt"/>
    </style:style>
    <style:style style:name="T5" style:family="text">
      <style:text-properties style:font-name="Times New Roman1" style:text-underline-style="solid" style:text-underline-width="auto" style:text-underline-color="font-color" officeooo:rsid="001ca3a5" style:font-size-asian="12.25pt"/>
    </style:style>
    <style:style style:name="T6" style:family="text">
      <style:text-properties style:font-name="Times New Roman1" style:text-underline-style="none"/>
    </style:style>
    <style:style style:name="T7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Times New Roman1" officeooo:rsid="001b6c8d"/>
    </style:style>
    <style:style style:name="T9" style:family="text">
      <style:text-properties style:font-name="Times New Roman1" fo:font-size="12pt" fo:font-style="italic" officeooo:rsid="001b6c8d" style:font-size-asian="10.5pt" style:font-style-asian="italic" style:font-size-complex="12pt" style:font-style-complex="italic"/>
    </style:style>
    <style:style style:name="T10" style:family="text">
      <style:text-properties style:font-name="Times New Roman1" fo:font-size="12pt" fo:font-style="italic" style:text-underline-style="solid" style:text-underline-width="auto" style:text-underline-color="font-color" officeooo:rsid="001b6c8d" style:font-size-asian="10.5pt" style:font-style-asian="italic" style:font-size-complex="12pt" style:font-style-complex="italic"/>
    </style:style>
    <style:style style:name="T11" style:family="text">
      <style:text-properties style:font-name="Times New Roman1" officeooo:rsid="001b6c8d" style:font-size-asian="12.25pt"/>
    </style:style>
    <style:style style:name="T12" style:family="text">
      <style:text-properties style:font-name="Times New Roman1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Times New Roman1" fo:language="ru" fo:country="RU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ПИ (ф) НГТУ</text:p>
      <text:p text:style-name="P1">Кафедра КиТ РЭС</text:p>
      <text:p text:style-name="P1"/>
      <text:p text:style-name="P2">ЗАДАНИЕ №____</text:p>
      <text:p text:style-name="P3"><text:tab/><text:tab/>на курсовой проект по дисциплине «Основы проектирования ЭС»</text:p>
      <text:p text:style-name="P4"/>
      <text:p text:style-name="P19"><text:span text:style-name="T1">Студенту</text:span><text:span text:style-name="T2"> <text:s text:c="7"/>Муртазиной Елене Владимировне <text:s text:c="5"/></text:span><text:span text:style-name="T6"><text:s/>группы </text:span><text:span text:style-name="T2"><text:s text:c="2"/>АВР 09-1<text:tab/><text:tab/> <text:s text:c="24"/></text:span></text:p>
      <text:p text:style-name="P15"><text:span text:style-name="T1">Руководитель пректа: <text:s text:c="5"/></text:span><text:span text:style-name="T7"><text:s/>Шурыгин Б.Д.</text:span></text:p>
      <text:p text:style-name="P16"><text:span text:style-name="T1">Тема проекта:</text:span><text:span text:style-name="T2"> <text:s text:c="8"/>«Разработка конструкции блока вычислительного»<text:tab/><text:tab/> <text:s text:c="43"/></text:span></text:p>
      <text:p text:style-name="P17"><text:s text:c="31"/><text:tab/><text:tab/><text:tab/><text:tab/><text:tab/><text:tab/><text:tab/><text:tab/><text:tab/><text:tab/></text:p>
      <text:p text:style-name="P17"><text:s text:c="199"/></text:p>
      <text:p text:style-name="P18">ОСНОВНЫЕ ИСХОДНЫЕ ДАННЫЕ</text:p>
      <text:p text:style-name="P6"><text:span text:style-name="T1">1. Функциональное назначение блока: </text:span><text:span text:style-name="T2"><text:s text:c="2"/>Расчёт, индикация, архивирование <text:s text:c="7"/><text:tab/><text:tab/><text:tab/><text:tab/><text:tab/><text:tab/><text:tab/>параметров многоканального <text:s text:c="2"/>теплосчётчика<text:tab/><text:tab/><text:tab/><text:tab/><text:tab/><text:tab/><text:tab/><text:tab/><text:tab/><text:tab/><text:tab/><text:tab/><text:tab/><text:tab/><text:tab/> <text:s text:c="116"/></text:span></text:p>
      <text:p text:style-name="P7"><text:span text:style-name="T1">2. Требования к конструкции</text:span><text:span text:style-name="T2">: <text:s text:c="2"/>Масса не более 6,5 кг <text:s text:c="107"/></text:span></text:p>
      <text:p text:style-name="P10"><text:s text:c="51"/>Габаритные размеры не более 380х260х165 мм <text:s text:c="99"/><text:tab/><text:tab/><text:tab/><text:tab/><text:tab/>Потребляемая мощность от сети не более 10,0 Вт <text:s text:c="2"/></text:p>
      <text:p text:style-name="P7"><text:span text:style-name="T8">3. Объект размещения:</text:span><text:span text:style-name="T3"> <text:s text:c="108"/></text:span></text:p>
      <text:p text:style-name="P7"><text:span text:style-name="T8">4.Условия</text:span><text:span text:style-name="T1"> </text:span><text:span text:style-name="T8">эксплуатации: </text:span><text:span text:style-name="T9">а) диапазон рабочих температур</text:span><text:span text:style-name="T10"> <text:s text:c="8"/></text:span><text:span text:style-name="T5">от плюс 1 до плюс 40°С</text:span><text:span text:style-name="T10"> <text:s text:c="60"/></text:span></text:p>
      <text:p text:style-name="P7"><text:span text:style-name="T9">б) диапазон температур при хранении и транспортировании</text:span><text:span text:style-name="T10"> <text:s text:c="66"/></text:span><text:span text:style-name="T9"><text:s text:c="22"/></text:span></text:p>
      <text:p text:style-name="P7"><text:span text:style-name="T9">в) относительная влажность</text:span><text:span text:style-name="T10"> <text:s text:c="9"/></text:span><text:span text:style-name="T5">до 98 %</text:span><text:span text:style-name="T10"> <text:s text:c="109"/></text:span><text:span text:style-name="T9"><text:s/></text:span></text:p>
      <text:p text:style-name="P7"><text:span text:style-name="T9">г) вибрации</text:span><text:span text:style-name="T10"> <text:s text:c="151"/></text:span></text:p>
      <text:p text:style-name="P7"><text:span text:style-name="T9">д) удары</text:span><text:span text:style-name="T10"> <text:s text:c="156"/></text:span><text:span text:style-name="T9"><text:s text:c="16"/></text:span></text:p>
      <text:p text:style-name="P7"><text:span text:style-name="T9">е) ускорения</text:span><text:span text:style-name="T10"> <text:s text:c="150"/></text:span></text:p>
      <text:p text:style-name="P7"><text:span text:style-name="T9">ж) другие</text:span><text:span text:style-name="T10"> <text:s text:c="154"/></text:span></text:p>
      <text:p text:style-name="P7"><text:span text:style-name="T11">5. Дополнительные требования</text:span><text:span text:style-name="T4"> <text:s text:c="93"/></text:span></text:p>
      <text:p text:style-name="P13"><text:s text:c="147"/></text:p>
      <text:p text:style-name="P8"><text:span text:style-name="T11"><text:s text:c="6"/></text:span><text:span text:style-name="T1"><text:s/><text:tab/><text:tab/> <text:s text:c="2"/><text:tab/></text:span></text:p>
      <text:p text:style-name="P8"><text:span text:style-name="T8">Задание выдано </text:span><text:span text:style-name="T3"><text:s text:c="38"/></text:span><text:span text:style-name="T8">2014г. <text:s text:c="2"/></text:span></text:p>
      <text:p text:style-name="P8"><text:span text:style-name="T8">Подпись руководителя </text:span><text:span text:style-name="T3"><text:s text:c="39"/></text:span></text:p>
      <text:p text:style-name="P5"><text:span text:style-name="T1"><text:s text:c="2"/>Подпись студента</text:span><text:span text:style-name="T2"> <text:s text:c="47"/></text:span></text:p>
      <text:p text:style-name="P12"/>
      <text:p text:style-name="P1"><text:soft-page-break/>АПИ (ф) НГТУ</text:p>
      <text:p text:style-name="P1">Кафедра КиТ РЭС</text:p>
      <text:p text:style-name="P1"/>
      <text:p text:style-name="P2">ЗАДАНИЕ №____</text:p>
      <text:p text:style-name="P3"><text:tab/><text:tab/>на курсовой проект по дисциплине «Основы проектирования ЭС»</text:p>
      <text:p text:style-name="P4"/>
      <text:p text:style-name="P19"><text:span text:style-name="T1">Студенту</text:span><text:span text:style-name="T2"> <text:s text:c="71"/></text:span><text:span text:style-name="T6"><text:s/>группы </text:span><text:span text:style-name="T2"><text:s text:c="43"/></text:span></text:p>
      <text:p text:style-name="P15"><text:span text:style-name="T1">Руководитель пректа: <text:s text:c="5"/></text:span><text:span text:style-name="T7"><text:s/>Шурыгин <text:s/>Б.Д.</text:span></text:p>
      <text:p text:style-name="P16"><text:span text:style-name="T1">Тема проекта:</text:span><text:span text:style-name="T2"> <text:s text:c="8"/><text:tab/><text:tab/><text:tab/><text:tab/><text:tab/><text:tab/><text:tab/><text:tab/><text:tab/><text:tab/><text:tab/><text:tab/><text:tab/><text:tab/><text:tab/><text:tab/><text:tab/><text:tab/><text:tab/><text:tab/><text:tab/><text:tab/><text:tab/> <text:s text:c="120"/></text:span></text:p>
      <text:p text:style-name="P20"><text:s text:c="144"/></text:p>
      <text:p text:style-name="P18">ОСНОВНЫЕ ИСХОДНЫЕ ДАННЫЕ</text:p>
      <text:p text:style-name="P6"><text:span text:style-name="T1">1. Функциональное назначение блока: </text:span><text:span text:style-name="T2"><text:s text:c="81"/></text:span></text:p>
      <text:p text:style-name="P11"><text:s text:c="147"/></text:p>
      <text:p text:style-name="P7"><text:span text:style-name="T1">2. Требования к конструкции</text:span><text:span text:style-name="T2">: <text:s text:c="114"/></text:span></text:p>
      <text:p text:style-name="P10"><text:s text:c="157"/><text:tab/><text:tab/><text:tab/><text:tab/><text:tab/><text:tab/> <text:s text:c="86"/></text:p>
      <text:p text:style-name="P7"><text:span text:style-name="T8">3. Объект размещения:</text:span><text:span text:style-name="T3"> <text:s text:c="108"/></text:span></text:p>
      <text:p text:style-name="P7"><text:span text:style-name="T8">4.Условия</text:span><text:span text:style-name="T1"> </text:span><text:span text:style-name="T8">эксплуатации: </text:span><text:span text:style-name="T9">а) диапазон рабочих температур</text:span><text:span text:style-name="T10"> <text:s text:c="68"/></text:span></text:p>
      <text:p text:style-name="P7"><text:span text:style-name="T9">б) диапазон температур при хранении и транспортировании</text:span><text:span text:style-name="T10"> <text:s text:c="66"/></text:span><text:span text:style-name="T9"><text:s text:c="22"/></text:span></text:p>
      <text:p text:style-name="P7"><text:span text:style-name="T9">в) относительная влажность</text:span><text:span text:style-name="T10"> <text:s text:c="105"/></text:span><text:span text:style-name="T9"><text:s/></text:span></text:p>
      <text:p text:style-name="P7"><text:span text:style-name="T9">г) вибрации</text:span><text:span text:style-name="T10"> <text:s text:c="151"/></text:span></text:p>
      <text:p text:style-name="P7"><text:span text:style-name="T9">д) удары</text:span><text:span text:style-name="T10"> <text:s text:c="156"/></text:span><text:span text:style-name="T9"><text:s text:c="16"/></text:span></text:p>
      <text:p text:style-name="P7"><text:span text:style-name="T9">е) ускорения</text:span><text:span text:style-name="T10"> <text:s text:c="150"/></text:span></text:p>
      <text:p text:style-name="P7"><text:span text:style-name="T9">ж) другие</text:span><text:span text:style-name="T10"> <text:s text:c="154"/></text:span></text:p>
      <text:p text:style-name="P14"/>
      <text:p text:style-name="P7"><text:span text:style-name="T11">5. Дополнительные требования</text:span><text:span text:style-name="T4"> <text:s text:c="93"/></text:span></text:p>
      <text:p text:style-name="P13"><text:s text:c="147"/></text:p>
      <text:p text:style-name="P8"><text:span text:style-name="T11"><text:s text:c="6"/></text:span><text:span text:style-name="T1"><text:s/><text:tab/><text:tab/> <text:s text:c="2"/><text:tab/></text:span></text:p>
      <text:p text:style-name="P8"><text:span text:style-name="T8">Задание выдано </text:span><text:span text:style-name="T3"><text:s text:c="38"/></text:span><text:span text:style-name="T8">2014г. <text:s text:c="2"/></text:span></text:p>
      <text:p text:style-name="P8"><text:span text:style-name="T8">Подпись руководителя </text:span><text:span text:style-name="T3"><text:s text:c="39"/></text:span></text:p>
      <text:p text:style-name="P9"><text:span text:style-name="T12"><text:s text:c="2"/>Подпись студента</text:span><text:span text:style-name="T13"> <text:s text:c="4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1.08cm" fo:margin-left="2.092cm" fo:margin-right="0.7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8H55M18S</meta:editing-duration>
    <meta:editing-cycles>31</meta:editing-cycles>
    <meta:generator>LibreOffice/4.3.5.2$Windows_x86 LibreOffice_project/3a87456aaa6a95c63eea1c1b3201acedf0751bd5</meta:generator>
    <dc:date>2015-05-10T16:36:11.493000000</dc:date>
    <meta:document-statistic meta:table-count="0" meta:image-count="0" meta:object-count="0" meta:page-count="2" meta:paragraph-count="54" meta:word-count="187" meta:character-count="5929" meta:non-whitespace-character-count="1216"/>
    <meta:user-defined meta:name="Info 1"/>
    <meta:user-defined meta:name="Info 2"/>
    <meta:user-defined meta:name="Info 3"/>
    <meta:user-defined meta:name="Info 4"/>
  </office:meta>
</office:document-meta>
</file>